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d63" officeooo:paragraph-rsid="000dfd63"/>
    </style:style>
    <style:style style:name="P2" style:family="paragraph" style:parent-style-name="Standard">
      <style:text-properties officeooo:rsid="000ec579" officeooo:paragraph-rsid="000ec579"/>
    </style:style>
    <style:style style:name="P3" style:family="paragraph" style:parent-style-name="Standard">
      <style:text-properties fo:color="#c9211e" officeooo:rsid="000dfd63" officeooo:paragraph-rsid="000dfd63"/>
    </style:style>
    <style:style style:name="P4" style:family="paragraph" style:parent-style-name="Standard">
      <style:text-properties fo:color="#c9211e" officeooo:rsid="000ec579" officeooo:paragraph-rsid="000ec579"/>
    </style:style>
    <style:style style:name="P5" style:family="paragraph" style:parent-style-name="Standard">
      <style:text-properties officeooo:rsid="00107eb5" officeooo:paragraph-rsid="00107eb5"/>
    </style:style>
    <style:style style:name="P6" style:family="paragraph" style:parent-style-name="Standard">
      <style:text-properties fo:color="#c9211e" officeooo:rsid="000dfd63" officeooo:paragraph-rsid="000dfd63"/>
    </style:style>
    <style:style style:name="P7" style:family="paragraph" style:parent-style-name="Standard">
      <style:text-properties fo:color="#c9211e" officeooo:rsid="0013a3ae" officeooo:paragraph-rsid="0013a3ae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7">Git Token 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</text:p>
      <text:p text:style-name="P3"/>
      <text:p text:style-name="P3">Git version</text:p>
      <text:p text:style-name="P1"/>
      <text:p text:style-name="P1">*********** Check global settings</text:p>
      <text:p text:style-name="P1">(base) wayne@aw-m17:~/Code/Git_tutorial$ <text:span text:style-name="T1">git config --global --lis</text:span>t</text:p>
      <text:p text:style-name="P1">credential.helper=wincred</text:p>
      <text:p text:style-name="P1">user.name=wayne.thompson</text:p>
      <text:p text:style-name="P1"><text:a xlink:type="simple" xlink:href="mailto:user.email%3Dwayne.thompson@downerdefence.com.au" text:style-name="Internet_20_link" text:visited-style-name="Visited_20_Internet_20_Link">user.email=wayne.thompson@downerdefence.com.au</text:a></text:p>
      <text:p text:style-name="P1"/>
      <text:p text:style-name="P2">to clone</text:p>
      <text:p text:style-name="P2"/>
      <text:p text:style-name="P2"><text:span text:style-name="T1">git clone </text:span><text:a xlink:type="simple" xlink:href="https://github.com/wtdowner/git-hub-demo.git" text:style-name="Internet_20_link" text:visited-style-name="Visited_20_Internet_20_Link">https://github.com/wtdowner/git-hub-demo.git</text:a></text:p>
      <text:p text:style-name="P2"/>
      <text:p text:style-name="P2"/>
      <text:p text:style-name="P2">***** To check </text:p>
      <text:p text:style-name="P2"/>
      <text:p text:style-name="P4">git status</text:p>
      <text:p text:style-name="P2">On branch main</text:p>
      <text:p text:style-name="P2">Your branch is up to date with 'origin/main'.</text:p>
      <text:p text:style-name="P2"/>
      <text:p text:style-name="P2">nothing to commit, working tree clean</text:p>
      <text:p text:style-name="P2"/>
      <text:p text:style-name="P5">#### To create a file</text:p>
      <text:p text:style-name="P2"><text:s/>echo "Test Git Quick Start Demo" &gt;&gt; start.txt</text:p>
      <text:p text:style-name="P2">(base) wayne@aw-m17:~/Code/Git_tutorial/git-hub-demo$ ls</text:p>
      <text:p text:style-name="P2">README.md <text:s/>start.txt</text:p>
      <text:p text:style-name="P2">(base) wayne@aw-m17:~/Code/Git_tutorial/git-hub-demo$ cat start.txt</text:p>
      <text:p text:style-name="P2">Test Git Quick Start Demo</text:p>
      <text:p text:style-name="P2">(base) wayne@aw-m17:~/Code/Git_tutorial/git-hub-demo$ git status</text:p>
      <text:p text:style-name="P2">On branch main</text:p>
      <text:p text:style-name="P2">Your branch is up to date with 'origin/main'.</text:p>
      <text:p text:style-name="P2"/>
      <text:p text:style-name="P2">Untracked files:</text:p>
      <text:p text:style-name="P2"><text:s text:c="2"/>(use "git add &lt;file&gt;..." to include in what will be committed)</text:p>
      <text:p text:style-name="P2"><text:tab/>start.txt</text:p>
      <text:p text:style-name="P2"/>
      <text:p text:style-name="P2">nothing added to commit but untracked files present (use "git add" to track)</text:p>
      <text:p text:style-name="P2">(base) wayne@aw-m17:~/Code/Git_tutorial/git-hub-demo$ git add start.txt</text:p>
      <text:p text:style-name="P2"/>
      <text:p text:style-name="P1"/>
      <text:p text:style-name="P1">git commit -m "adding start and word doc"</text:p>
      <text:p text:style-name="P1">[main fcff5f1] adding start and word doc</text:p>
      <text:p text:style-name="P1"><text:s/>2 files changed, 1 insertion(+)</text:p>
      <text:p text:style-name="P1"><text:s/>create mode 100644 Git_notes.odt</text:p>
      <text:p text:style-name="P1"><text:s/>create mode 100644 start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5:46:04.070420413</meta:creation-date>
    <meta:generator>LibreOffice/6.4.7.2$Linux_X86_64 LibreOffice_project/40$Build-2</meta:generator>
    <dc:date>2021-12-29T17:00:26.884305010</dc:date>
    <meta:editing-duration>PT30M51S</meta:editing-duration>
    <meta:editing-cycles>4</meta:editing-cycles>
    <meta:document-statistic meta:table-count="0" meta:image-count="0" meta:object-count="0" meta:page-count="1" meta:paragraph-count="33" meta:word-count="149" meta:character-count="1209" meta:non-whitespace-character-count="1086"/>
  </office:meta>
</office:document-meta>
</file>